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able_20_Contents">
      <style:text-properties style:font-name="ＭＳ Ｐゴシック" style:font-name-asian="ＭＳ Ｐゴシック"/>
    </style:style>
    <style:style style:name="P16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7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13"/>
    <style:style style:name="P141" style:family="paragraph" style:parent-style-name="Table_20_Contents" style:list-style-name="L113">
      <style:text-properties style:language-asian="ja" style:country-asian="JP"/>
    </style:style>
    <style:style style:name="P142" style:family="paragraph" style:parent-style-name="Text_20_body" style:list-style-name="L112">
      <style:text-properties style:font-name="Arial" fo:font-size="13pt" style:font-name-asian="Arimo" style:font-size-asian="13pt" style:font-size-complex="13pt"/>
    </style:style>
    <style:style style:name="P143" style:family="paragraph" style:parent-style-name="Text_20_body">
      <style:text-properties style:font-name="ＭＳ Ｐゴシック" style:font-name-asian="ＭＳ Ｐゴシック"/>
    </style:style>
    <style:style style:name="P144" style:family="paragraph" style:parent-style-name="Text_20_body" style:list-style-name="L11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4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4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4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14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149" style:family="paragraph" style:parent-style-name="Standard" style:list-style-name="L112">
      <style:text-properties style:font-name="Arial" fo:font-size="13pt" style:font-name-asian="Arimo" style:font-size-asian="13pt" style:font-size-complex="13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T7" style:family="text">
      <style:text-properties style:font-name="ＭＳ Ｐゴシック" style:font-name-asian="ＭＳ Ｐゴシック"/>
    </style:style>
    <style:style style:name="T8" style:family="text">
      <style:text-properties style:font-name="ＭＳ Ｐゴシック" style:font-name-asian="ＭＳ Ｐゴシック" style:language-asian="ja" style:country-asian="JP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484231244144653440" text:style-name="L1">
              <text:list-item>
                <text:p text:style-name="P17">大邦興業。２人。どちらも日本人。</text:p>
              </text:list-item>
              <text:list-item>
                <text:p text:style-name="P17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7">もう一人は、メガネあり。色付き。上着は、紫色っぽかったか。赤紫。優しそうな人だ。</text:p>
              </text:list-item>
              <text:list-item>
                <text:p text:style-name="P17">どちらも、６０前後か。背は１７０前後。ホースの人の方が、やや高いか。</text:p>
              </text:list-item>
              <text:list-item>
                <text:p text:style-name="P17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2830053290381342568" text:style-name="L2">
              <text:list-item>
                <text:p text:style-name="P18">加崎建設。バイブ２人。</text:p>
              </text:list-item>
              <text:list-item>
                <text:p text:style-name="P18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2514379779411269340" text:style-name="L3">
              <text:list-item>
                <text:p text:style-name="P19">石井電工。前回と同じ人。がたい、良し。あごひげあり。</text:p>
              </text:list-item>
              <text:list-item>
                <text:p text:style-name="P19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5261215577242211014" text:style-name="L4">
              <text:list-item>
                <text:p text:style-name="P20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9033409896226260048" text:style-name="L5">
              <text:list-item>
                <text:p text:style-name="P21">３人。若い人、２人。５０前後か、親方さんらしき人、１人。</text:p>
              </text:list-item>
              <text:list-item>
                <text:p text:style-name="P21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8046811392931435156" text:style-name="L6">
              <text:list-item>
                <text:p text:style-name="P22">小木建設工業。一人。若い人。確か、前回と同じ。</text:p>
              </text:list-item>
              <text:list-item>
                <text:p text:style-name="P22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5257146049740249828" text:style-name="L7">
              <text:list-item>
                <text:p text:style-name="P23">前回と同じ。４０ぐらいの人。そして、３０前か、若い人。</text:p>
              </text:list-item>
              <text:list-item>
                <text:p text:style-name="P23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4122706254804283288" text:style-name="L8">
              <text:list-item>
                <text:p text:style-name="P24">鈴木さん。寝坊したとのことで、朝の連絡時、朝礼の挨拶を依頼される。</text:p>
              </text:list-item>
              <text:list-item>
                <text:p text:style-name="P24">「元請の新年会がある」とのことで、２時過ぎには現場を出るとのこと。</text:p>
              </text:list-item>
              <text:list-item>
                <text:p text:style-name="P24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2415465326572947459" text:style-name="L9">
              <text:list-item>
                <text:p text:style-name="P2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9043022551102367650" text:style-name="L10">
              <text:list-item>
                <text:p text:style-name="P26">階段から。柱を何本か入れて、隅のエレベーター区画。</text:p>
              </text:list-item>
              <text:list-item>
                <text:p text:style-name="P26">続けて、柱、壁。部屋と部屋の間の壁、「内壁」と呼ぶのか、は、スラブ下いっぱいまで入れる。</text:p>
              </text:list-item>
              <text:list-item>
                <text:p text:style-name="P26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5413918290592354051" text:style-name="L11">
              <text:list-item>
                <text:p text:style-name="P27">とげ抜き地蔵、再び訪れる。線香を買う。１束１００円、税込。</text:p>
              </text:list-item>
              <text:list-item>
                <text:p text:style-name="P27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7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367944270838483008" text:style-name="L12">
              <text:list-item>
                <text:p text:style-name="P28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8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8">白い建物。壁の表面は、化粧板なのか、凸凹を入れてある。</text:p>
                  </text:list-item>
                  <text:list-item>
                    <text:p text:style-name="P28">表札有り。「滝野川　栗原」、だったか。「河原」だったかも知れない。</text:p>
                  </text:list-item>
                  <text:list-item>
                    <text:p text:style-name="P28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8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3993212547486429371" text:style-name="L13">
              <text:list-item>
                <text:p text:style-name="P29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5066349550615841381" text:style-name="L14">
              <text:list-item>
                <text:p text:style-name="P30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6003195344089258321" text:style-name="L15">
              <text:list-item>
                <text:p text:style-name="P31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1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4249238354662345242" text:style-name="L16">
              <text:list-item>
                <text:p text:style-name="P32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6913939671754578714" text:style-name="L17">
              <text:list-item>
                <text:p text:style-name="P33">年配の人。白髪あり。コン打ちをよく分かっているように見受けた。</text:p>
              </text:list-item>
              <text:list-item>
                <text:p text:style-name="P33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3015701268875265142" text:style-name="L18">
              <text:list-item>
                <text:p text:style-name="P34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4783578168367139086" text:style-name="L19">
              <text:list-item>
                <text:p text:style-name="P35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8008749671627092891" text:style-name="L20">
              <text:list-item>
                <text:p text:style-name="P36">２名。一人は、鼻の付け根（目尻の傍の）が、凹んでいる。</text:p>
              </text:list-item>
              <text:list-item>
                <text:p text:style-name="P36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4662586031251907107" text:style-name="L21">
              <text:list-item>
                <text:p text:style-name="P37">メガネあり。前歯、上の、が出っ張っている。笑みをいつも作っている。</text:p>
              </text:list-item>
              <text:list-item>
                <text:p text:style-name="P37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352127529156817014" text:style-name="L22">
              <text:list-item>
                <text:p text:style-name="P38">佐藤工業、古川さん。夕方５時５０分ぐらいか、電話する。</text:p>
              </text:list-item>
              <text:list-item>
                <text:p text:style-name="P38">当日の打設場所。スラブには、スリーブはない。壁のみ。（ｆ１）</text:p>
              </text:list-item>
              <text:list-item>
                <text:p text:style-name="P38">そのため、壁・柱を打ち終われば、本来、設備側としての相番の作業は、完了。（ｆ２）</text:p>
              </text:list-item>
              <text:list-item>
                <text:p text:style-name="P38">ｆ２に根拠を置くと、本来、相番作業は、その日について言えば、残業は発生しない。（ｃ１）</text:p>
              </text:list-item>
              <text:list-item>
                <text:p text:style-name="P38">ｃ１によれば、残業代を支払う義務は、発注側には、発生しない。（ｃ２）</text:p>
              </text:list-item>
              <text:list-item>
                <text:p text:style-name="P38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7993953695930892792" text:style-name="L23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3757589425676440336" text:style-name="L24">
              <text:list-item>
                <text:p text:style-name="P40">柱、壁　=&gt;　パラペット。３区画に分かれている。奥の２区画を先に、この順序で。</text:p>
              </text:list-item>
              <text:list-item>
                <text:p text:style-name="P40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2666872007804464699" text:style-name="L25">
              <text:list-item>
                <text:p text:style-name="P41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8955604019068424288" text:style-name="L26">
              <text:list-item>
                <text:p text:style-name="P42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856499596310749423" text:style-name="L27">
              <text:list-item>
                <text:p text:style-name="P43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5063725738329877425" text:style-name="L28">
              <text:list-item>
                <text:p text:style-name="P44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3196751038340835396" text:style-name="L29">
              <text:list-item>
                <text:p text:style-name="P45">「FUJITA」。２人。１人は、ベトナムか。</text:p>
              </text:list-item>
              <text:list-item>
                <text:p text:style-name="P45">ベトナム人らしき人。若く見える。顔の輪郭は、細長。</text:p>
                <text:list>
                  <text:list-item>
                    <text:p text:style-name="P45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5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4545834205337236856" text:style-name="L30">
              <text:list-item>
                <text:p text:style-name="P46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6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7370339395255776979" text:style-name="L31">
              <text:list-item>
                <text:p text:style-name="P47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7"><text:soft-page-break/>相番は、気が楽。ボイド設置よりも。それで、相番に結構入っている、ここのところ。</text:p>
              </text:list-item>
              <text:list-item>
                <text:p text:style-name="P47">ボイド付けの仕事には、ベビーサンダーも持参している。現場にないことがあるから。</text:p>
              </text:list-item>
              <text:list-item>
                <text:p text:style-name="P47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4510538365908007505" text:style-name="L32">
              <text:list-item>
                <text:p text:style-name="P48">年配の人。結婚指輪を嵌めている。猫背。体格は、上半身ががっちりしている。</text:p>
              </text:list-item>
              <text:list-item>
                <text:p text:style-name="P48">朝、ゲートを開けていた。近寄ると、「どちらさん？」と詰問してくる。</text:p>
              </text:list-item>
              <text:list-item>
                <text:p text:style-name="P48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2710989777233053598" text:style-name="L33">
              <text:list-item>
                <text:p text:style-name="P49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3807280647328891313" text:style-name="L34">
              <text:list-item>
                <text:p text:style-name="P50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2715396034243757999" text:style-name="L35">
              <text:list-item>
                <text:p text:style-name="P51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6244545988653740931" text:style-name="L36">
              <text:list-item>
                <text:p text:style-name="P52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868028440376486221" text:style-name="L37">
              <text:list-item>
                <text:p text:style-name="P53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4599738979181520986" text:style-name="L38">
              <text:list-item>
                <text:p text:style-name="P54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1470617552992750698" text:style-name="L39">
              <text:list-item>
                <text:p text:style-name="P55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9186667749574270621" text:style-name="L40">
              <text:list-item>
                <text:p text:style-name="P56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753465102089337575" text:style-name="L41">
              <text:list-item>
                <text:p text:style-name="P57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9003596402577952333" text:style-name="L42">
              <text:list-item>
                <text:p text:style-name="P58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6618635576160202036" text:style-name="L43">
              <text:list-item>
                <text:p text:style-name="P59">「貢石」（こうせき）。２人。１人はベトナム人。</text:p>
              </text:list-item>
              <text:list-item>
                <text:p text:style-name="P59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7931353578410608414" text:style-name="L44">
              <text:list-item>
                <text:p text:style-name="P60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3907182602844477359" text:style-name="L45">
              <text:list-item>
                <text:p text:style-name="P61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1377144875380641670" text:style-name="L46">
              <text:list-item>
                <text:p text:style-name="P62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4822566322665699174" text:style-name="L47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1651784409231870085" text:style-name="L48">
              <text:list-item>
                <text:p text:style-name="P64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8836775526194946702" text:style-name="L49">
              <text:list-item>
                <text:p text:style-name="P65">前回と同じく、ガタイのいい男性の人。</text:p>
              </text:list-item>
              <text:list-item>
                <text:p text:style-name="P65">副所長の肩書きの人だったか、「村中」さんとかいう人、打設エリアに、</text:p>
              </text:list-item>
              <text:list-item>
                <text:p text:style-name="P65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902523779042792050" text:style-name="L50">
              <text:list-item>
                <text:p text:style-name="P66">キャリアテックの人が来ている。名前は、思い出せない。年配の人。５０半ばか。目が細い。薄目。</text:p>
              </text:list-item>
              <text:list-item>
                <text:p text:style-name="P66">作業の終了が、予定よりも遅くなる。早ければ１２時すぎの予定。実際は<text:soft-page-break/>４時近く。</text:p>
              </text:list-item>
              <text:list-item>
                <text:p text:style-name="P66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6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6571186759410473299" text:style-name="L51">
              <text:list-item>
                <text:p text:style-name="P67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5110016115114131933" text:style-name="L52">
              <text:list-item>
                <text:p text:style-name="P68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9195754470675213440" text:style-name="L53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8035716722773503229" text:style-name="L54">
              <text:list-item>
                <text:p text:style-name="P70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2065900056768503381" text:style-name="L55">
              <text:list-item>
                <text:p text:style-name="P71">ポンプ屋さん。２人。２人は、定員ではないか。３人の時もある。貢石に限らず。</text:p>
                <text:list>
                  <text:list-item>
                    <text:p text:style-name="P71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1">２人は、人員の数として、少ないか。配管の調節の作業のとき、作業に手を貸してもいいかも知れない。</text:p>
                  </text:list-item>
                  <text:list-item>
                    <text:p text:style-name="P71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6850980886267631021" text:style-name="L56">
              <text:list-item>
                <text:p text:style-name="P72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5209247501976303004" text:style-name="L57">
              <text:list-item>
                <text:p text:style-name="P73">３人。親方さんは日本人。顔は、浅黒い。やや、どす黒い気味、あり。腹は出ている。１７２ぐらいか</text:p>
                <text:list>
                  <text:list-item>
                    <text:p text:style-name="P73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8262394108485726" text:style-name="L58">
              <text:list-item>
                <text:p text:style-name="P74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4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8519250775144271309" text:style-name="L59">
              <text:list-item>
                <text:p text:style-name="P75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3801050050448782971" text:style-name="L60">
              <text:list-item>
                <text:p text:style-name="P76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4826759111647523489" text:style-name="L61">
              <text:list-item>
                <text:p text:style-name="P77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7076339766514246305" text:style-name="L62">
              <text:list-item>
                <text:p text:style-name="P78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5232006681472231296" text:style-name="L63">
              <text:list-item>
                <text:p text:style-name="P79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4661488702781257662" text:style-name="L64">
              <text:list-item>
                <text:p text:style-name="P80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8704894756406390629" text:style-name="L65">
              <text:list-item>
                <text:p text:style-name="P8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7973157848669769948" text:style-name="L66">
              <text:list-item>
                <text:p text:style-name="P82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4546674109463283444" text:style-name="L67">
              <text:list-item>
                <text:p text:style-name="P83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8239923585874590568" text:style-name="L68">
              <text:list-item>
                <text:p text:style-name="P8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4717333563386475791" text:style-name="L69">
              <text:list-item>
                <text:p text:style-name="P85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4257012459422239831" text:style-name="L70">
              <text:list-item>
                <text:p text:style-name="P86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5852168936392779570" text:style-name="L71">
              <text:list-item>
                <text:p text:style-name="P87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8878890996626445278" text:style-name="L72">
              <text:list-item>
                <text:p text:style-name="P88">親方さん。１７５ぐらい。ガタイがでかい。</text:p>
              </text:list-item>
              <text:list-item>
                <text:p text:style-name="P88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8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8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8424967371053971494" text:style-name="L73">
              <text:list-item>
                <text:p text:style-name="P89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89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1561482204967045847" text:style-name="L74">
              <text:list-item>
                <text:p text:style-name="P90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3566813772145241737" text:style-name="L75">
              <text:list-item>
                <text:p text:style-name="P91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5561765276613184629" text:style-name="L76">
              <text:list-item>
                <text:p text:style-name="P92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7590268938777466792" text:style-name="L77">
              <text:list-item>
                <text:p text:style-name="P93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7789001225402028960" text:style-name="L78">
              <text:list-item>
                <text:p text:style-name="P94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255423887659284414" text:style-name="L79">
              <text:list-item>
                <text:p text:style-name="P95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4603433247682923192" text:style-name="L80">
              <text:list-item>
                <text:p text:style-name="P96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392477266621412712" text:style-name="L81">
              <text:list-item>
                <text:p text:style-name="P97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3555717854784758090" text:style-name="L82">
              <text:list-item>
                <text:p text:style-name="P98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6140264556881393534" text:style-name="L83">
              <text:list-item>
                <text:p text:style-name="P99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3302608201856450537" text:style-name="L84">
              <text:list-item>
                <text:p text:style-name="P100">上記のとおり、扶桑のうりざねの人に、朝、経路を教えてもらった。</text:p>
                <text:list>
                  <text:list-item>
                    <text:p text:style-name="P100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0">テンガイさんか、５時になった頃、打設現場に来てくれる。残業は、ご自分がされる、とのこと。お礼を伝える。</text:p>
                <text:list>
                  <text:list-item>
                    <text:p text:style-name="P100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4988987361366106537" text:style-name="L113">
              <text:list-item>
                <text:p text:style-name="P140"><text:span text:style-name="T8">「貢石」（こうせき）。３人。１人はベトナム人。</text:span></text:p>
              </text:list-item>
              <text:list-item>
                <text:p text:style-name="P140"><text:span text:style-name="T8">日本人の人：２人。一人は、１７５ぐらい。痩せ身。顔の輪郭は、細長。</text:span></text:p>
              </text:list-item>
              <text:list-item>
                <text:p text:style-name="P141"><text:span text:style-name="T7">もう一人の日本人：１７０ぐらい。４０前半、もしくは、３０後半か。先の日本人と、同じぐらいの年齢か。先の人に、「○○君」、と、君で呼んでいた。</text:span>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5337313085780622052" text:style-name="L85">
              <text:list-item>
                <text:p text:style-name="P101">松原組の人たち。前回、バイブを担当していた一人。親方さんではなく。顔の肌が浅黒い人。</text:p>
                <text:list>
                  <text:list-item>
                    <text:p text:style-name="P101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1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9094160903394066857" text:style-name="L86">
              <text:list-item>
                <text:p text:style-name="P102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3535543957138849020" text:style-name="L87">
              <text:list-item>
                <text:p text:style-name="P103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5672858308262494375" text:style-name="L88">
              <text:list-item>
                <text:p text:style-name="P104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5855641630366083105" text:style-name="L89">
              <text:list-item>
                <text:p text:style-name="P105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5088995560574725011" text:style-name="L90">
              <text:list-item>
                <text:p text:style-name="P106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8528315294274062203" text:style-name="L91">
              <text:list-item>
                <text:p text:style-name="P107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3012204078329850889" text:style-name="L92">
              <text:list-item>
                <text:p text:style-name="P108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7149727150441586471" text:style-name="L93">
              <text:list-item>
                <text:p text:style-name="P109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09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1406273640224669790" text:style-name="L94">
              <text:list-item>
                <text:p text:style-name="P110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2865699514376673106" text:style-name="L95">
              <text:list-item>
                <text:p text:style-name="P111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3808296516893615872" text:style-name="L96">
              <text:list-item>
                <text:p text:style-name="P112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3818658904375854011" text:style-name="L97">
              <text:list-item>
                <text:p text:style-name="P113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>@@@</text:p>
      <text:p text:style-name="P13"/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/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/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37290495" text:continue-list="list5209247501976303004" text:style-name="L57">
              <text:list-item>
                <text:p text:style-name="P73"/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<text:soft-page-break/>土工さん</text:p>
          </table:table-cell>
          <table:table-cell table:style-name="表8.C2" office:value-type="string">
            <text:list xml:id="list4076311147764756804" text:style-name="L114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3840924348045212202" text:style-name="L115">
              <text:list-item>
                <text:p text:style-name="P128"/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526976592268854642" text:style-name="L116">
              <text:list-item>
                <text:p text:style-name="P12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2415925647022311650" text:style-name="L117">
              <text:list-item>
                <text:p text:style-name="P13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3352540688762656199" text:style-name="L118">
              <text:list-item>
                <text:p text:style-name="P13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2740303565517682957" text:style-name="L119">
              <text:list-item>
                <text:p text:style-name="P132"/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2046595458720099106" text:style-name="L120">
              <text:list-item>
                <text:p text:style-name="P133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2287043449590554100" text:style-name="L121">
              <text:list-item>
                <text:p text:style-name="P13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4945289769172758582" text:style-name="L122">
              <text:list-item>
                <text:p text:style-name="P135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出来事、見聞</text:p>
          </table:table-cell>
          <table:table-cell table:style-name="表8.C2" office:value-type="string">
            <text:list xml:id="list1863354055287127364" text:style-name="L123">
              <text:list-item>
                <text:p text:style-name="P13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3248358023814976660" text:style-name="L124">
              <text:list-item>
                <text:p text:style-name="P13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408456581196559906" text:style-name="L125">
              <text:list-item>
                <text:p text:style-name="P13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4333592709976455644" text:style-name="L126">
              <text:list-item>
                <text:p text:style-name="P139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><text:soft-page-break/></text:p>
      <text:p text:style-name="P12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7282975" text:continue-list="list37290495" text:style-name="L57">
              <text:list-item>
                <text:p text:style-name="P73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4729281175252594243" text:style-name="L98">
              <text:list-item>
                <text:p text:style-name="P11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4459363697417033579" text:style-name="L99">
              <text:list-item>
                <text:p text:style-name="P115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3414819287274949179" text:style-name="L100">
              <text:list-item>
                <text:p text:style-name="P116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2401575756207052313" text:style-name="L101">
              <text:list-item>
                <text:p text:style-name="P117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2625012220950561084" text:style-name="L102">
              <text:list-item>
                <text:p text:style-name="P11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7057500194372629685" text:style-name="L103">
              <text:list-item>
                <text:p text:style-name="P11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の方</text:p>
          </table:table-cell>
          <table:table-cell table:style-name="表13.C2" office:value-type="string">
            <text:list xml:id="list689271301011439324" text:style-name="L104">
              <text:list-item>
                <text:p text:style-name="P120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1772759216114094891" text:style-name="L105">
              <text:list-item>
                <text:p text:style-name="P12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ext:soft-page-break/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9097164992647022721" text:style-name="L106">
              <text:list-item>
                <text:p text:style-name="P122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2392840034003273164" text:style-name="L107">
              <text:list-item>
                <text:p text:style-name="P12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1825037433221601293" text:style-name="L108">
              <text:list-item>
                <text:p text:style-name="P12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963369354744833539" text:style-name="L109">
              <text:list-item>
                <text:p text:style-name="P12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2304283660431889971" text:style-name="L110">
              <text:list-item>
                <text:p text:style-name="P126"/>
              </text:list-item>
            </text:list>
          </table:table-cell>
        </table:table-row>
      </table:table>
      <text:p text:style-name="P13"/>
      <text:p text:style-name="P4">[/ XXXX]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612884951512163189" text:style-name="L111">
        <text:list-item>
          <text:p text:style-name="P144">start apps</text:p>
          <text:list>
            <text:list-item>
              <text:p text:style-name="P144">doc (this)</text:p>
            </text:list-item>
            <text:list-item>
              <text:p text:style-name="P144">folder : C:\WORKS_2\WS\WS_Others.miscs\misc_files</text:p>
            </text:list-item>
            <text:list-item>
              <text:p text:style-name="P144">web page</text:p>
              <text:list>
                <text:list-item>
                  <text:p text:style-name="P144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174291369252540373" text:style-name="L112">
        <text:list-item>
          <text:p text:style-name="P142">close</text:p>
          <text:list>
            <text:list-item>
              <text:p text:style-name="P142">image file</text:p>
            </text:list-item>
            <text:list-item>
              <text:p text:style-name="P142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42">folder : C:\WORKS_2\WS\WS_Others.miscs\misc_files</text:p>
            </text:list-item>
            <text:list-item>
              <text:p text:style-name="P142">this</text:p>
            </text:list-item>
          </text:list>
        </text:list-item>
        <text:list-item>
          <text:p text:style-name="P142"><text:soft-page-break/></text:p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7270270" text:continue-numbering="true" text:style-name="L112">
        <text:list-item>
          <text:p text:style-name="P149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2-26T17:06:00.82</dc:date>
    <dc:creator>iwabuchi ken</dc:creator>
    <meta:editing-duration>PT13H25M41S</meta:editing-duration>
    <meta:editing-cycles>87</meta:editing-cycles>
    <meta:generator>OpenOffice/4.1.3$Win32 OpenOffice.org_project/413m1$Build-9783</meta:generator>
    <meta:document-statistic meta:table-count="10" meta:image-count="0" meta:object-count="0" meta:page-count="16" meta:paragraph-count="480" meta:word-count="7962" meta:character-count="10042"/>
  </office:meta>
</office:document-meta>
</file>